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opacity="100%" draw:textarea-horizontal-align="justify" draw:textarea-vertical-align="middle" draw:auto-grow-height="false" fo:min-height="7.878cm" fo:min-width="7.374cm" draw:shadow="hidden" draw:shadow-color="#808080" draw:shadow-opacity="100%"/>
    </style:style>
    <style:style style:name="gr2" style:family="graphic" style:parent-style-name="standard">
      <style:graphic-properties draw:stroke="none" svg:stroke-color="#000000" draw:fill="none" draw:fill-color="#ffffff" fo:min-height="1.401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798cm" fo:min-width="6.104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4.453cm"/>
    </style:style>
    <style:style style:name="gr5" style:family="graphic" style:parent-style-name="standard">
      <style:graphic-properties svg:stroke-color="#000000" draw:fill-color="#eeeeee" draw:opacity="100%" draw:textarea-horizontal-align="justify" draw:textarea-vertical-align="middle" draw:auto-grow-height="false" fo:min-height="2.671cm" fo:min-width="6.485cm" draw:shadow="hidden" draw:shadow-color="#808080" draw:shadow-opacity="100%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3.691cm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svg:stroke-color="#000000" draw:fill-color="#999999" draw:opacity="100%" draw:textarea-horizontal-align="justify" draw:textarea-vertical-align="middle" draw:auto-grow-height="false" fo:min-height="2.036cm" fo:min-width="1.65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4.267cm"/>
    </style:style>
    <style:style style:name="gr11" style:family="graphic" style:parent-style-name="standard">
      <style:graphic-properties draw:stroke="none" svg:stroke-color="#000000" draw:fill="none" draw:fill-color="#ffffff" fo:min-height="4.978cm"/>
    </style:style>
    <style:style style:name="gr12" style:family="graphic" style:parent-style-name="standard">
      <style:graphic-properties svg:stroke-color="#000000" draw:fill-color="#eeeeee" draw:opacity="100%" draw:textarea-horizontal-align="justify" draw:textarea-vertical-align="middle" draw:auto-grow-height="false" fo:min-height="2.798cm" fo:min-width="4.961cm" draw:shadow="hidden" draw:shadow-color="#808080" draw:shadow-opacity="100%"/>
    </style:style>
    <style:style style:name="gr13" style:family="graphic" style:parent-style-name="standard">
      <style:graphic-properties draw:stroke="none" svg:stroke-color="#000000" draw:fill="none" draw:fill-color="#ffffff" fo:min-height="1.423cm"/>
    </style:style>
    <style:style style:name="gr1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3.691cm"/>
    </style:style>
    <style:style style:name="gr16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P1" style:family="paragraph">
      <loext:graphic-properties draw:fill-color="#eeeeee" draw:opacity="100%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999999" draw:opacity="100%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0000" draw:opacity="100%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874cm" svg:height="8.128cm" svg:x="8.239cm" svg:y="3.667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2" draw:text-style-name="P2" draw:layer="layout" svg:width="10.16cm" svg:height="1.651cm" svg:x="7.985cm" svg:y="2.778cm">
          <draw:text-box>
            <text:p>Raspberry-Pi (server side)</text:p>
          </draw:text-box>
        </draw:frame>
        <draw:custom-shape draw:style-name="gr3" draw:text-style-name="P3" xml:id="id2" draw:id="id2" draw:layer="layout" svg:width="6.604cm" svg:height="3.048cm" svg:x="8.874cm" svg:y="4.81cm">
          <draw:glue-point draw:id="4" svg:x="-2.115cm" svg:y="5cm"/>
          <draw:glue-point draw:id="5" svg:x="1.73cm" svg:y="5cm"/>
          <draw:glue-point draw:id="6" svg:x="5cm" svg:y="-2.5cm"/>
          <draw:glue-point draw:id="7" svg:x="5cm" svg:y="2.083cm"/>
          <draw:glue-point draw:id="8" svg:x="-5cm" svg:y="-3.75cm"/>
          <draw:glue-point draw:id="9" svg:x="-5cm" svg:y="3.75cm"/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" draw:id="id1" draw:layer="layout" svg:width="4.953cm" svg:height="1.905cm" svg:x="9.636cm" svg:y="9.128cm">
          <draw:glue-point draw:id="4" svg:x="-2.691cm" svg:y="-4.997cm"/>
          <draw:glue-point draw:id="5" svg:x="2.436cm" svg:y="-4.997cm"/>
          <text:p text:style-name="P4">Cli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6.985cm" svg:height="2.921cm" svg:x="21.32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0.16cm" svg:height="1.651cm" svg:x="21.066cm" svg:y="3.921cm">
          <draw:text-box>
            <text:p>Raspberry-Pi (player side)</text:p>
          </draw:text-box>
        </draw:frame>
        <draw:custom-shape draw:style-name="gr6" draw:text-style-name="P3" xml:id="id3" draw:id="id3" draw:layer="layout" svg:width="4.191cm" svg:height="1.905cm" svg:x="22.717cm" svg:y="5.318cm">
          <draw:glue-point draw:id="4" svg:x="-4.998cm" svg:y="-3.664cm"/>
          <draw:glue-point draw:id="5" svg:x="-4.998cm" svg:y="3.669cm"/>
          <text:p text:style-name="P4">Player</text:p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4.445cm" svg:height="0.962cm" svg:x="8.747cm" svg:y="3.921cm">
          <draw:text-box>
            <text:p>Server</text:p>
          </draw:text-box>
        </draw:frame>
        <draw:custom-shape draw:style-name="gr8" draw:text-style-name="P5" draw:layer="layout" svg:width="2.159cm" svg:height="2.286cm" svg:x="11.033cm" svg:y="5.191cm">
          <text:p text:style-name="P4">Game</text:p>
          <text:p text:style-name="P4">state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lines" svg:x1="10.78cm" svg:y1="9.129cm" svg:x2="10.78cm" svg:y2="7.858cm" draw:start-shape="id1" draw:start-glue-point="4" draw:end-shape="id2" draw:end-glue-point="4" svg:d="M10780 9129v-503-267-501" svg:viewBox="0 0 1 1272">
          <text:p/>
        </draw:connector>
        <draw:connector draw:style-name="gr9" draw:text-style-name="P6" draw:layer="layout" draw:type="lines" svg:x1="13.318cm" svg:y1="7.858cm" svg:x2="13.318cm" svg:y2="9.129cm" draw:start-shape="id2" draw:start-glue-point="5" draw:end-shape="id1" draw:end-glue-point="5" svg:d="M13318 7858v501 267 503" svg:viewBox="0 0 1 1272">
          <text:p/>
        </draw:connector>
        <draw:connector draw:style-name="gr9" draw:text-style-name="P6" draw:layer="layout" draw:type="lines" svg:x1="22.718cm" svg:y1="5.573cm" svg:x2="15.478cm" svg:y2="5.572cm" draw:start-shape="id3" draw:start-glue-point="4" draw:end-shape="id2" draw:end-glue-point="6" svg:d="M22718 5573h-503l-6236-1h-501" svg:viewBox="0 0 7241 2">
          <text:p/>
        </draw:connector>
        <draw:connector draw:style-name="gr9" draw:text-style-name="P6" draw:layer="layout" draw:type="lines" svg:x1="15.478cm" svg:y1="6.968cm" svg:x2="22.718cm" svg:y2="6.968cm" draw:start-shape="id2" draw:start-glue-point="7" draw:end-shape="id3" draw:end-glue-point="5" svg:d="M15478 6968h501 6236 503" svg:viewBox="0 0 7241 1">
          <text:p/>
        </draw:connector>
        <draw:frame draw:style-name="gr10" draw:text-style-name="P2" draw:layer="layout" svg:width="6.35cm" svg:height="4.517cm" svg:x="16.367cm" svg:y="1.614cm">
          <draw:text-box>
            <text:p>- Player ready</text:p>
            <text:p>- Player action</text:p>
            <text:p>- Player angle</text:p>
            <text:p>- Pause game </text:p>
            <text:p>- ...</text:p>
          </draw:text-box>
        </draw:frame>
        <draw:frame draw:style-name="gr11" draw:text-style-name="P2" draw:layer="layout" svg:width="8.128cm" svg:height="5.228cm" svg:x="16.367cm" svg:y="6.98cm">
          <draw:text-box>
            <text:p>- Start game</text:p>
            <text:p>- Grid</text:p>
            <text:p>- Player positions</text:p>
            <text:p>- Gauges state</text:p>
            <text:p>- Score</text:p>
            <text:p>- Game over</text:p>
            <text:p>- ...</text:p>
          </draw:text-box>
        </draw:frame>
        <draw:custom-shape draw:style-name="gr12" draw:text-style-name="P1" xml:id="id4" draw:id="id4" draw:layer="layout" svg:width="5.461cm" svg:height="3.048cm" svg:x="1cm" svg:y="4.81cm">
          <draw:glue-point draw:id="4" svg:x="5cm" svg:y="-3.75cm"/>
          <draw:glue-point draw:id="5" svg:x="5cm" svg:y="3.7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2" draw:layer="layout" svg:width="10.16cm" svg:height="1.673cm" svg:x="0.873cm" svg:y="3.032cm">
          <draw:text-box>
            <text:p>Computer</text:p>
            <text:p>(spectator side)</text:p>
          </draw:text-box>
        </draw:frame>
        <draw:connector draw:style-name="gr14" draw:text-style-name="P6" draw:layer="layout" draw:type="lines" svg:x1="6.46cm" svg:y1="5.191cm" svg:x2="8.874cm" svg:y2="5.191cm" draw:start-shape="id4" draw:start-glue-point="4" draw:end-shape="id2" draw:end-glue-point="8" svg:d="M6460 5191h501 1412 501" svg:viewBox="0 0 2415 1">
          <text:p/>
        </draw:connector>
        <draw:connector draw:style-name="gr9" draw:text-style-name="P6" draw:layer="layout" draw:type="lines" svg:x1="8.874cm" svg:y1="7.477cm" svg:x2="6.46cm" svg:y2="7.477cm" draw:start-shape="id2" draw:start-glue-point="9" draw:end-shape="id4" draw:end-glue-point="5" svg:d="M8874 7477h-501-1412-501" svg:viewBox="0 0 2415 1">
          <text:p/>
        </draw:connector>
        <draw:custom-shape draw:style-name="gr15" draw:text-style-name="P3" draw:layer="layout" svg:width="4.191cm" svg:height="2.032cm" svg:x="1.635cm" svg:y="5.318cm">
          <draw:glue-point draw:id="4" svg:x="-2.691cm" svg:y="-4.997cm"/>
          <draw:glue-point draw:id="5" svg:x="2.436cm" svg:y="-4.997cm"/>
          <text:p text:style-name="P4">Specta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draw:layer="layout" svg:width="0.254cm" svg:height="0.254cm" svg:x="3.54cm" svg:y="8.8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254cm" svg:height="0.254cm" svg:x="3.54cm" svg:y="9.3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254cm" svg:height="0.254cm" svg:x="3.54cm" svg:y="9.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3T15:34:50.606135027</meta:creation-date>
    <dc:date>2017-05-05T12:29:48.183788063</dc:date>
    <meta:editing-duration>PT50S</meta:editing-duration>
    <meta:editing-cycles>2</meta:editing-cycles>
    <meta:generator>LibreOffice/5.3.2.2$Linux_X86_64 LibreOffice_project/30m0$Build-2</meta:generator>
    <meta:document-statistic meta:object-count="23"/>
  </office:meta>
</office:document-meta>
</file>